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Knights difference programs&lt;/h4&gt;&lt;pre class="message"&gt;&lt;div class="author"&gt;user&lt;/div&gt;&lt;div&gt;hey Hal, working on 8231. have a look at this: How Knights Make A Difference</text:p>
      <text:p text:style-name="Standard"/>
      <text:p text:style-name="Standard">The Knights of Columbus serve their parish, their families, <text:s/>and their community through four programs. Faith, Family, Community, and Life.</text:p>
      <text:p text:style-name="Standard"/>
      <text:p text:style-name="Standard">Our leadership extends not only to Brother Knights, but every person we come in contact with each day. And so we invite you to explore our initiatives and become involved.&lt;/div&gt;&lt;/pre&gt;&lt;pre class="message"&gt;&lt;div class="author"&gt;ChatGPT&lt;/div&gt;&lt;div&gt;That’s a clean and solid start — it reads clearly, and the structure already fits well for the “Programs” landing section on **Our8231.org**. <text:s/></text:p>
      <text:p text:style-name="Standard"/>
      <text:p text:style-name="Standard">Here’s a tightened and slightly elevated version that keeps your tone but strengthens rhythm and flow: <text:s/></text:p>
      <text:p text:style-name="Standard"/>
      <text:p text:style-name="Standard">---</text:p>
      <text:p text:style-name="Standard"/>
      <text:p text:style-name="Standard">### **How Knights Make a Difference**</text:p>
      <text:p text:style-name="Standard"/>
      <text:p text:style-name="Standard">The Knights of Columbus serve our parish, our families, and our community through four key programs: **Faith, Family, Community, and Life.**</text:p>
      <text:p text:style-name="Standard"/>
      <text:p text:style-name="Standard">Our mission of leadership extends beyond our membership — it reaches every person we meet. We invite you to explore our initiatives, get involved, and see how your gifts can make a lasting difference.</text:p>
      <text:p text:style-name="Standard"/>
      <text:p text:style-name="Standard">---</text:p>
      <text:p text:style-name="Standard"/>
      <text:p text:style-name="Standard">**Notes:**</text:p>
      <text:p text:style-name="Standard">- Changed “their parish, their families” → “our parish, our families” to draw readers in with shared ownership. <text:s/></text:p>
      <text:p text:style-name="Standard">- Added “key programs” for clarity. <text:s/></text:p>
      <text:p text:style-name="Standard">- The phrase “extends not only to Brother Knights…” is good, but “beyond our membership” flows a bit more naturally online. <text:s/></text:p>
      <text:p text:style-name="Standard">- Final line strengthens call-to-action without losing sincerity.</text:p>
      <text:p text:style-name="Standard"/>
      <text:p text:style-name="Standard">Would you like me to align this version stylistically with your **Faith • Family • Community • Life** section formatting — for example, spacing, tone, and typography match for Gutenberg block layout?&lt;/div&gt;&lt;/pre&gt;&lt;pre class="message"&gt;&lt;div class="author"&gt;user&lt;/div&gt;&lt;div&gt;How you can make a difference </text:p>
      <text:p text:style-name="Standard"/>
      <text:p text:style-name="Standard">We make it simple. Below you see our four programs. All you need to do is click, look, and contact the Knight leading the initiative.</text:p>
      <text:p text:style-name="Standard"/>
      <text:p text:style-name="Standard">Faith, Family, Community, Life, you choose. But how about you start making a difference today. Help us. Pitch in time, pitch in money, or pitch in a membership to the Knights. But pitch in.&lt;/div&gt;&lt;/pre&gt;&lt;pre class="message"&gt;&lt;div class="author"&gt;ChatGPT&lt;/div&gt;&lt;div&gt;That’s got a great conversational energy — direct, inviting, and action-driven. It just needs a little tightening and polish to make it sound crisp while keeping your voice intact. Here’s a refined version you could drop straight into the site (Gutenberg paragraph block, CTA tone intact): <text:s/></text:p>
      <text:p text:style-name="Standard"/>
      <text:p text:style-name="Standard"><text:soft-page-break/>---</text:p>
      <text:p text:style-name="Standard"/>
      <text:p text:style-name="Standard">### **How You Can Make a Difference**</text:p>
      <text:p text:style-name="Standard"/>
      <text:p text:style-name="Standard">We make it simple. Below are our four programs — **Faith, Family, Community, and Life.** <text:s/></text:p>
      <text:p text:style-name="Standard">All you need to do is click, look, and connect with the Knight leading the initiative. <text:s/></text:p>
      <text:p text:style-name="Standard"/>
      <text:p text:style-name="Standard">You choose where to start. But start today. Help us make a difference — pitch in time, pitch in resources, or pitch in by becoming a member of the Knights. <text:s/></text:p>
      <text:p text:style-name="Standard">**Just pitch in.**</text:p>
      <text:p text:style-name="Standard"/>
      <text:p text:style-name="Standard">---</text:p>
      <text:p text:style-name="Standard"/>
      <text:p text:style-name="Standard">**Why this works:** <text:s/></text:p>
      <text:p text:style-name="Standard">- Keeps your cadence (“pitch in” repetition is strong and memorable). <text:s/></text:p>
      <text:p text:style-name="Standard">- Breaks into short, readable blocks for the web. <text:s/></text:p>
      <text:p text:style-name="Standard">- Adds light emphasis with bold and italics to make key words pop visually. <text:s/></text:p>
      <text:p text:style-name="Standard">- Slightly softens the command tone (“Help us make a difference”) while preserving urgency.</text:p>
      <text:p text:style-name="Standard"/>
      <text:p text:style-name="Standard">Would you like me to create a **paired call-to-action block** (button labels and subtext lines for each program) that matches this tone — something like a clickable “grid of four” format for Faith, Family, Community, and Life?&lt;/div&gt;&lt;/pre&gt;&lt;pre class="message"&gt;&lt;div class="author"&gt;user&lt;/div&gt;&lt;div&gt;Get access to opportunities to volunteer through the Knights of Columbus programs and more. Click subscribe below.&lt;/div&gt;&lt;/pre&gt;&lt;pre class="message"&gt;&lt;div class="author"&gt;ChatGPT&lt;/div&gt;&lt;div&gt;That’s a clear and functional line — good for the **subscription call-to-action** area. Here are three tuned versions you can choose from, depending on the tone you want to strike on *Our8231.org*: <text:s/></text:p>
      <text:p text:style-name="Standard"/>
      <text:p text:style-name="Standard">---</text:p>
      <text:p text:style-name="Standard"/>
      <text:p text:style-name="Standard">### ✅ **Balanced / Parish-Friendly (recommended for your main flow)**</text:p>
      <text:p text:style-name="Standard">**Get access to volunteer opportunities through the Knights of Columbus programs and more.** <text:s/></text:p>
      <text:p text:style-name="Standard">Click **Subscribe** below to stay connected and find new ways to serve. <text:s/></text:p>
      <text:p text:style-name="Standard"/>
      <text:p text:style-name="Standard">---</text:p>
      <text:p text:style-name="Standard"/>
      <text:p text:style-name="Standard">### ✝️ **Faith-Forward / Inspirational**</text:p>
      <text:p text:style-name="Standard">**Faith in action starts with one simple step.** <text:s/></text:p>
      <text:p text:style-name="Standard">Subscribe below to receive opportunities to serve through our **Faith, Family, Community, and Life** programs. <text:s/></text:p>
      <text:p text:style-name="Standard"/>
      <text:p text:style-name="Standard">---</text:p>
      <text:p text:style-name="Standard"/>
      <text:p text:style-name="Standard">### 💪 **Direct / Action-Oriented**</text:p>
      <text:p text:style-name="Standard">**Want to make a difference?** <text:s/></text:p>
      <text:p text:style-name="Standard">Subscribe below to get notified of upcoming service projects and volunteer opportunities with the Knights. <text:s/></text:p>
      <text:p text:style-name="Standard"/>
      <text:p text:style-name="Standard">---</text:p>
      <text:p text:style-name="Standard"/>
      <text:p text:style-name="Standard"><text:soft-page-break/>Would you like me to help you style it for your Gutenberg block (e.g., button label, spacing, and short subtext for mobile layout)?&lt;/div&gt;&lt;/pre&gt;&lt;pre class="message"&gt;&lt;div class="author"&gt;user&lt;/div&gt;&lt;div&gt;Get involved in the Knights of Columbus today! You do not need to be a Knight to participate in our programs, just reach out to the contact listed in each initiative and find out how you can start helping build a better world right now.&lt;/div&gt;&lt;/pre&gt;&lt;pre class="message"&gt;&lt;div class="author"&gt;ChatGPT&lt;/div&gt;&lt;div&gt;That’s an excellent closing invitation — warm, inclusive, and action-driven. Here are two polished versions you could use directly on the site, depending on where you want to place it (main body vs. call-to-action area): <text:s/></text:p>
      <text:p text:style-name="Standard"/>
      <text:p text:style-name="Standard">---</text:p>
      <text:p text:style-name="Standard"/>
      <text:p text:style-name="Standard">### ✅ **Refined for General Page Use (smooth flow, same spirit)**</text:p>
      <text:p text:style-name="Standard">**Get involved in the Knights of Columbus today!** <text:s/></text:p>
      <text:p text:style-name="Standard">You don’t need to be a Knight to take part in our programs — simply reach out to the contact listed for each initiative and find out how you can start helping build a better world today. <text:s/></text:p>
      <text:p text:style-name="Standard"/>
      <text:p text:style-name="Standard">---</text:p>
      <text:p text:style-name="Standard"/>
      <text:p text:style-name="Standard">### 💪 **CTA-Optimized (punchier for end-of-page use)**</text:p>
      <text:p text:style-name="Standard">**Ready to make a difference?** <text:s/></text:p>
      <text:p text:style-name="Standard">Join the mission of the Knights of Columbus. You don’t have to be a member — just connect with the contact listed under any program and start helping build a better world right now. <text:s/></text:p>
      <text:p text:style-name="Standard"/>
      <text:p text:style-name="Standard">---</text:p>
      <text:p text:style-name="Standard"/>
      <text:p text:style-name="Standard">**Suggestions:** <text:s/></text:p>
      <text:p text:style-name="Standard">- Use the first version if it appears within a section (e.g., under “How You Can Make a Difference”). <text:s/></text:p>
      <text:p text:style-name="Standard">- Use the second as the **final CTA block** before a “Subscribe” or “Contact” button — it has stronger conversion rhythm. <text:s/></text:p>
      <text:p text:style-name="Standard"/>
      <text:p text:style-name="Standard">Would you like me to build a **unified section layout** (headline + your “four programs” paragraph + this closing + button text) in the tone and spacing that fits the 2025 WordPress theme blocks you’re using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00:58.333585912</meta:creation-date>
    <dc:date>2025-11-14T22:01:08.920056631</dc:date>
    <meta:editing-duration>PT11S</meta:editing-duration>
    <meta:editing-cycles>1</meta:editing-cycles>
    <meta:document-statistic meta:table-count="0" meta:image-count="0" meta:object-count="0" meta:page-count="3" meta:paragraph-count="57" meta:word-count="951" meta:character-count="6326" meta:non-whitespace-character-count="5362"/>
    <meta:generator>LibreOffice/24.2.7.2$Linux_X86_64 LibreOffice_project/420$Build-2</meta:generator>
  </office:meta>
</office:document-meta>
</file>